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66ff66" draw:textarea-horizontal-align="justify" draw:textarea-vertical-align="middle" draw:auto-grow-height="false" fo:min-height="1.356cm" fo:min-width="1.868cm"/>
      <style:paragraph-properties style:writing-mode="lr-tb"/>
    </style:style>
    <style:style style:name="gr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356cm" fo:min-width="2.376cm"/>
      <style:paragraph-properties style:writing-mode="lr-tb"/>
    </style:style>
    <style:style style:name="gr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356cm" fo:min-width="2.376cm"/>
      <style:paragraph-properties style:writing-mode="lr-tb"/>
    </style:style>
    <style:style style:name="gr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356cm" fo:min-width="1.868cm"/>
      <style:paragraph-properties style:writing-mode="lr-tb"/>
    </style:style>
    <style:style style:name="gr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356cm" fo:min-width="2.376cm"/>
      <style:paragraph-properties style:writing-mode="lr-tb"/>
    </style:style>
    <style:style style:name="gr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356cm" fo:min-width="2.37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26cm"/>
      <style:paragraph-properties style:writing-mode="lr-tb"/>
    </style:style>
    <style:style style:name="gr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356cm" fo:min-width="2.376cm"/>
      <style:paragraph-properties style:writing-mode="lr-tb"/>
    </style:style>
    <style:style style:name="gr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356cm" fo:min-width="2.376cm"/>
      <style:paragraph-properties style:writing-mode="lr-tb"/>
    </style:style>
    <style:style style:name="gr10" style:family="graphic" style:parent-style-name="standard">
      <style:graphic-properties svg:stroke-color="#000000" draw:fill-color="#ff950e" draw:textarea-horizontal-align="justify" draw:textarea-vertical-align="middle" draw:auto-grow-height="false" fo:min-height="1.02cm" fo:min-width="3.208cm"/>
      <style:paragraph-properties style:writing-mode="lr-tb"/>
    </style:style>
    <style:style style:name="gr1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356cm" fo:min-width="2.376cm"/>
      <style:paragraph-properties style:writing-mode="lr-tb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  <style:text-properties style:font-name="Liberation Sans" fo:font-size="14pt" fo:language="zxx" fo:country="none" style:letter-kerning="true" style:font-name-asian="Noto Sans CJK SC" style:font-size-asian="18pt" style:language-asian="zxx" style:country-asian="none" style:font-name-complex="Lohit Devanagari" style:font-size-complex="18pt" style:language-complex="zxx" style:country-complex="none"/>
    </style:style>
    <style:style style:name="P2" style:family="paragraph">
      <loext:graphic-properties draw:fill-color="#66ff66"/>
      <style:paragraph-properties fo:text-align="center"/>
      <style:text-properties fo:font-size="14pt" fo:language="zxx" fo:country="none" style:language-asian="zxx" style:country-asian="none" style:language-complex="zxx" style:country-complex="none"/>
    </style:style>
    <style:style style:name="P3" style:family="paragraph">
      <loext:graphic-properties draw:fill-color="#ffffff"/>
      <style:paragraph-properties fo:text-align="center"/>
      <style:text-properties style:font-name="Liberation Sans" fo:font-size="14pt" fo:language="zxx" fo:country="none" style:letter-kerning="true" style:font-name-asian="Noto Sans CJK SC" style:font-size-asian="18pt" style:language-asian="zxx" style:country-asian="none" style:font-name-complex="Lohit Devanagari" style:font-size-complex="18pt" style:language-complex="zxx" style:country-complex="none"/>
    </style:style>
    <style:style style:name="P4" style:family="paragraph">
      <style:text-properties fo:font-size="14pt" fo:language="zxx" fo:country="none" style:language-asian="zxx" style:country-asian="none" style:language-complex="zxx" style:country-complex="none"/>
    </style:style>
    <style:style style:name="P5" style:family="paragraph">
      <loext:graphic-properties draw:fill="none" draw:fill-color="#ffffff"/>
      <style:text-properties fo:font-size="14pt" fo:language="zxx" fo:country="none" style:language-asian="zxx" style:country-asian="none" style:language-complex="zxx" style:country-complex="none"/>
    </style:style>
    <style:style style:name="P6" style:family="paragraph">
      <style:paragraph-properties fo:text-align="center"/>
      <style:text-properties fo:font-size="14pt" fo:language="zxx" fo:country="none" style:language-asian="zxx" style:country-asian="none" style:language-complex="zxx" style:country-complex="none"/>
    </style:style>
    <style:style style:name="P7" style:family="paragraph">
      <loext:graphic-properties draw:fill-color="#ff950e"/>
      <style:paragraph-properties fo:text-align="center"/>
      <style:text-properties fo:font-size="14pt" fo:language="zxx" fo:country="none" style:language-asian="zxx" style:country-asian="none" style:language-complex="zxx" style:country-complex="non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9" draw:id="id9" draw:layer="layout" svg:width="3.302cm" svg:height="1.016cm" svg:x="4.695cm" svg:y="0.208cm">
          <text:p text:style-name="P1">Preprocessor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3.048cm" svg:height="1.778cm" svg:x="0.154cm" svg:y="0.154cm">
          <text:p text:style-name="P1">Pedecerto’s</text:p>
          <text:p text:style-name="P1">Aene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1" draw:id="id11" draw:layer="layout" svg:width="2.54cm" svg:height="1.778cm" svg:x="10.16cm" svg:y="0.254cm">
          <text:p text:style-name="P1">Aeneid</text:p>
          <text:p text:style-name="P1">syllable</text:p>
          <text:p text:style-name="P1">li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3" draw:id="id13" draw:layer="layout" svg:width="2.794cm" svg:height="1.016cm" svg:x="14.478cm" svg:y="0.508cm">
          <text:p text:style-name="P1">Word2Vec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2.54cm" svg:height="1.264cm" svg:x="4.68cm" svg:y="2.792cm">
          <text:p text:style-name="P1">Pedecerto</text:p>
          <text:p text:style-name="P1">Parser</text:p>
          <draw:enhanced-geometry svg:viewBox="0 0 21600 21600" draw:type="rectangle" draw:enhanced-path="M 0 0 L 21600 0 21600 21600 0 21600 0 0 Z N"/>
        </draw:custom-shape>
        <draw:custom-shape draw:style-name="gr4" draw:text-style-name="P3" xml:id="id14" draw:id="id14" draw:layer="layout" svg:width="2.54cm" svg:height="1.778cm" svg:x="14.732cm" svg:y="2.794cm">
          <text:p text:style-name="P1">Syllable</text:p>
          <text:p text:style-name="P1">Vector</text:p>
          <text:p text:style-name="P1">datafr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2" draw:id="id12" draw:layer="layout" svg:width="3.048cm" svg:height="1.778cm" svg:x="9.89cm" svg:y="2.686cm">
          <text:p text:style-name="P1">Syllable</text:p>
          <text:p text:style-name="P1">Length</text:p>
          <text:p text:style-name="P1">datafr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5" draw:id="id15" draw:layer="layout" svg:width="2.54cm" svg:height="1.016cm" svg:x="12.446cm" svg:y="5.08cm">
          <text:p text:style-name="P1">combiner</text:p>
          <draw:enhanced-geometry svg:viewBox="0 0 21600 21600" draw:type="rectangle" draw:enhanced-path="M 0 0 L 21600 0 21600 21600 0 21600 0 0 Z N"/>
        </draw:custom-shape>
        <draw:custom-shape draw:style-name="gr6" draw:text-style-name="P3" xml:id="id1" draw:id="id1" draw:layer="layout" svg:width="2.794cm" svg:height="1.778cm" svg:x="17.018cm" svg:y="5.842cm">
          <text:p text:style-name="P1">Embedding</text:p>
          <text:p text:style-name="P1">Length</text:p>
          <text:p text:style-name="P1">Datafr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4.826cm" svg:height="1.916cm" svg:x="0.508cm" svg:y="13.462cm">
          <draw:text-box>
            <text:p text:style-name="P4">ar<text:tab/>[0,1,0]<text:tab/>1</text:p>
            <text:p text:style-name="P4">ma<text:tab/>[1,1,1]<text:tab/>0</text:p>
            <text:p text:style-name="P4">vi<text:tab/>[0,0,1]<text:tab/>0</text:p>
          </draw:text-box>
        </draw:frame>
        <draw:custom-shape draw:style-name="gr1" draw:text-style-name="P2" xml:id="id2" draw:id="id2" draw:layer="layout" svg:width="3.048cm" svg:height="1.016cm" svg:x="18.288cm" svg:y="3.302cm">
          <text:p text:style-name="P1">Add padding</text:p>
          <draw:enhanced-geometry svg:viewBox="0 0 21600 21600" draw:type="rectangle" draw:enhanced-path="M 0 0 L 21600 0 21600 21600 0 21600 0 0 Z N"/>
        </draw:custom-shape>
        <draw:custom-shape draw:style-name="gr8" draw:text-style-name="P3" xml:id="id3" draw:id="id3" draw:layer="layout" svg:width="3.048cm" svg:height="1.778cm" svg:x="18.796cm" svg:y="0.254cm">
          <text:p text:style-name="P1">Padded</text:p>
          <text:p text:style-name="P1">Aene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3.048cm" svg:height="1.27cm" svg:x="23.622cm" svg:y="0.508cm">
          <text:p text:style-name="P1">Neural</text:p>
          <text:p text:style-name="P1">preparation</text:p>
          <draw:enhanced-geometry svg:viewBox="0 0 21600 21600" draw:type="rectangle" draw:enhanced-path="M 0 0 L 21600 0 21600 21600 0 21600 0 0 Z N"/>
        </draw:custom-shape>
        <draw:custom-shape draw:style-name="gr9" draw:text-style-name="P3" xml:id="id5" draw:id="id5" draw:layer="layout" svg:width="3.048cm" svg:height="1.778cm" svg:x="23.622cm" svg:y="3.048cm">
          <text:p text:style-name="P1">Line</text:p>
          <text:p text:style-name="P1">Vector</text:p>
          <text:p text:style-name="P1">datafr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xml:id="id6" draw:id="id6" draw:layer="layout" svg:width="3.708cm" svg:height="1.27cm" svg:x="23.114cm" svg:y="6.096cm">
          <text:p text:style-name="P6">Neural network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svg:x1="18.415cm" svg:y1="5.842cm" svg:x2="19.812cm" svg:y2="4.318cm" draw:start-shape="id1" draw:start-glue-point="0" draw:end-shape="id2" draw:end-glue-point="2" svg:d="M18415 5842v-762h1397v-762" svg:viewBox="0 0 1398 1525">
          <text:p/>
        </draw:connector>
        <draw:connector draw:style-name="gr11" draw:text-style-name="P8" draw:layer="layout" svg:x1="19.812cm" svg:y1="3.302cm" svg:x2="20.32cm" svg:y2="2.032cm" draw:start-shape="id2" draw:start-glue-point="0" draw:end-shape="id3" draw:end-glue-point="2" svg:d="M19812 3302v-634h508v-636" svg:viewBox="0 0 509 1271">
          <text:p/>
        </draw:connector>
        <draw:connector draw:style-name="gr11" draw:text-style-name="P8" draw:layer="layout" svg:x1="21.844cm" svg:y1="1.143cm" svg:x2="23.622cm" svg:y2="1.143cm" draw:start-shape="id3" draw:start-glue-point="1" draw:end-shape="id4" draw:end-glue-point="3" svg:d="M21844 1143h1778" svg:viewBox="0 0 1779 1">
          <text:p/>
        </draw:connector>
        <draw:connector draw:style-name="gr11" draw:text-style-name="P8" draw:layer="layout" svg:x1="25.146cm" svg:y1="1.778cm" svg:x2="25.146cm" svg:y2="3.048cm" draw:start-shape="id4" draw:start-glue-point="2" draw:end-shape="id5" draw:end-glue-point="0" svg:d="M25146 1778v1270" svg:viewBox="0 0 1 1271">
          <text:p/>
        </draw:connector>
        <draw:connector draw:style-name="gr11" draw:text-style-name="P8" draw:layer="layout" svg:x1="25.146cm" svg:y1="4.826cm" svg:x2="24.968cm" svg:y2="6.096cm" draw:start-shape="id5" draw:start-glue-point="2" draw:end-shape="id6" svg:d="M25146 4826v636h-178v634" svg:viewBox="0 0 179 1271">
          <text:p/>
        </draw:connector>
        <draw:connector draw:style-name="gr11" draw:text-style-name="P8" draw:layer="layout" svg:x1="24.968cm" svg:y1="7.366cm" svg:x2="24.384cm" svg:y2="8.636cm" draw:start-shape="id6" draw:start-glue-point="2" draw:end-shape="id7" draw:end-glue-point="0" svg:d="M24968 7366v635h-584v635" svg:viewBox="0 0 585 1271">
          <text:p/>
        </draw:connector>
        <draw:connector draw:style-name="gr11" draw:text-style-name="P8" draw:layer="layout" svg:x1="3.202cm" svg:y1="1.043cm" svg:x2="4.695cm" svg:y2="0.716cm" draw:start-shape="id8" draw:start-glue-point="1" draw:end-shape="id9" draw:end-glue-point="3" svg:d="M3202 1043h747v-327h746" svg:viewBox="0 0 1494 328">
          <text:p/>
        </draw:connector>
        <draw:connector draw:style-name="gr11" draw:text-style-name="P8" draw:layer="layout" svg:x1="3.202cm" svg:y1="1.043cm" svg:x2="4.68cm" svg:y2="3.424cm" draw:start-shape="id8" draw:start-glue-point="1" draw:end-shape="id10" draw:end-glue-point="3" svg:d="M3202 1043h740v2381h738" svg:viewBox="0 0 1479 2382">
          <text:p/>
        </draw:connector>
        <draw:connector draw:style-name="gr11" draw:text-style-name="P8" draw:layer="layout" svg:x1="7.997cm" svg:y1="0.716cm" svg:x2="10.16cm" svg:y2="1.143cm" draw:start-shape="id9" draw:start-glue-point="1" draw:end-shape="id11" draw:end-glue-point="3" svg:d="M7997 716h1082v427h1081" svg:viewBox="0 0 2164 428">
          <text:p/>
        </draw:connector>
        <draw:connector draw:style-name="gr11" draw:text-style-name="P8" draw:layer="layout" svg:x1="7.22cm" svg:y1="3.424cm" svg:x2="9.89cm" svg:y2="3.575cm" draw:start-shape="id10" draw:start-glue-point="1" draw:end-shape="id12" draw:end-glue-point="3" svg:d="M7220 3424h1335v151h1335" svg:viewBox="0 0 2671 152">
          <text:p/>
        </draw:connector>
        <draw:connector draw:style-name="gr11" draw:text-style-name="P8" draw:layer="layout" svg:x1="12.7cm" svg:y1="1.143cm" svg:x2="14.478cm" svg:y2="1.016cm" draw:start-shape="id11" draw:start-glue-point="1" draw:end-shape="id13" draw:end-glue-point="3" svg:d="M12700 1143h890v-127h888" svg:viewBox="0 0 1779 128">
          <text:p/>
        </draw:connector>
        <draw:connector draw:style-name="gr11" draw:text-style-name="P8" draw:layer="layout" svg:x1="15.875cm" svg:y1="1.524cm" svg:x2="16.002cm" svg:y2="2.794cm" draw:start-shape="id13" draw:start-glue-point="2" draw:end-shape="id14" draw:end-glue-point="0" svg:d="M15875 1524v635h127v635" svg:viewBox="0 0 128 1271">
          <text:p/>
        </draw:connector>
        <draw:connector draw:style-name="gr11" draw:text-style-name="P8" draw:layer="layout" svg:x1="11.414cm" svg:y1="4.464cm" svg:x2="12.446cm" svg:y2="5.588cm" draw:start-shape="id12" draw:start-glue-point="2" draw:end-shape="id15" draw:end-glue-point="3" svg:d="M11414 4464v1124h1032" svg:viewBox="0 0 1033 1125">
          <text:p/>
        </draw:connector>
        <draw:connector draw:style-name="gr11" draw:text-style-name="P8" draw:layer="layout" svg:x1="16.002cm" svg:y1="4.572cm" svg:x2="14.986cm" svg:y2="5.588cm" draw:start-shape="id14" draw:start-glue-point="2" draw:end-shape="id15" draw:end-glue-point="1" svg:d="M16002 4572v1016h-1016" svg:viewBox="0 0 1017 1017">
          <text:p/>
        </draw:connector>
        <draw:connector draw:style-name="gr11" draw:text-style-name="P8" draw:layer="layout" svg:x1="13.716cm" svg:y1="6.096cm" svg:x2="17.018cm" svg:y2="6.731cm" draw:start-shape="id15" draw:start-glue-point="2" draw:end-shape="id1" draw:end-glue-point="3" svg:d="M13716 6096v635h3302" svg:viewBox="0 0 3303 636">
          <text:p/>
        </draw:connector>
        <draw:custom-shape draw:style-name="gr12" draw:text-style-name="P3" xml:id="id7" draw:id="id7" draw:layer="layout" svg:width="3.048cm" svg:height="1.778cm" svg:x="22.86cm" svg:y="8.636cm">
          <text:p text:style-name="P1">Answ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Luuk Nolden</meta:initial-creator>
    <meta:creation-date>2021-07-29T17:35:30.836127004</meta:creation-date>
    <dc:date>2021-07-29T18:17:05.403197489</dc:date>
    <dc:creator>Luuk Nolden</dc:creator>
    <meta:editing-duration>PT20M41S</meta:editing-duration>
    <meta:editing-cycles>4</meta:editing-cycles>
    <meta:generator>LibreOffice/7.1.4.2$Linux_X86_64 LibreOffice_project/10$Build-2</meta:generator>
    <meta:document-statistic meta:object-count="54"/>
  </office:meta>
</office:document-meta>
</file>